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7331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D0D0D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11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2">
      <style:table-cell-properties fo:border="thin solid #000000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2">
      <style:table-cell-properties fo:border="thin solid #000000" style:vertical-align="automatic" fo:background-color="#D0D0D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ext-properties fo:color="#000000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6.111875cm"/>
    </style:style>
    <style:style style:name="co5" style:family="table-column">
      <style:table-column-properties fo:break-before="auto" style:column-width="31.3266666666667cm"/>
    </style:style>
    <style:style style:name="co6" style:family="table-column">
      <style:table-column-properties fo:break-before="auto" style:column-width="5.159375cm"/>
    </style:style>
    <style:style style:name="co7" style:family="table-column">
      <style:table-column-properties fo:break-before="auto" style:column-width="4.94770833333333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6.746875cm"/>
    </style:style>
    <style:style style:name="co10" style:family="table-column">
      <style:table-column-properties fo:break-before="auto" style:column-width="3.46604166666667cm"/>
    </style:style>
    <style:style style:name="co11" style:family="table-column">
      <style:table-column-properties fo:break-before="auto" style:column-width="7.35541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1.3241666666667cm"/>
    </style:style>
    <style:style style:name="co14" style:family="table-column">
      <style:table-column-properties fo:break-before="auto" style:column-width="1.64041666666667cm"/>
    </style:style>
    <style:style style:name="co15" style:family="table-column">
      <style:table-column-properties fo:break-before="auto" style:column-width="2.83104166666667cm" style:use-optimal-column-width="true"/>
    </style:style>
    <style:style style:name="co16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le_Sand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7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6373" table:default-cell-style-name="ce4"/>
        <table:table-row table:style-name="ro1">
          <table:table-cell office:value-type="string" table:style-name="ce2">
            <text:p>TIMELISTE - Ole Sander</text:p>
          </table:table-cell>
          <table:table-cell table:style-name="ce8"/>
          <table:table-cell office:value-type="string" table:style-name="ce3">
            <text:p>DATO</text:p>
          </table:table-cell>
          <table:table-cell office:value-type="string" table:style-name="ce16">
            <text:p>Timer</text:p>
          </table:table-cell>
          <table:table-cell office:value-type="string" table:style-name="ce3">
            <text:p>Kommentar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8-28T00:00:00" table:style-name="ce5">
            <text:p>28.08.2024</text:p>
          </table:table-cell>
          <table:table-cell office:value-type="float" office:value="1.5" table:style-name="ce15">
            <text:p>1,50</text:p>
          </table:table-cell>
          <table:table-cell office:value-type="string" table:style-name="ce6">
            <text:p>Møte fysisk på skole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02T00:00:00" table:style-name="ce5">
            <text:p>02.09.2024</text:p>
          </table:table-cell>
          <table:table-cell office:value-type="float" office:value="1" table:style-name="ce15">
            <text:p>1,00</text:p>
          </table:table-cell>
          <table:table-cell office:value-type="string" table:style-name="ce6">
            <text:p>Dokumentredigering og undersøke rundt NFC på nettet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04T00:00:00" table:style-name="ce5">
            <text:p>04.09.2024</text:p>
          </table:table-cell>
          <table:table-cell office:value-type="float" office:value="3.5" table:style-name="ce15">
            <text:p>3,50</text:p>
          </table:table-cell>
          <table:table-cell office:value-type="string" table:style-name="ce6">
            <text:p>Møte digitalt, førsteutkast av kravspesifikasjon, jobbe med oblig og planlegging i gruppe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05T00:00:00" table:style-name="ce5">
            <text:p>05.09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Møte på skolen samt arbeid med backlog og arbeidsoppgaver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06T00:00:00" table:style-name="ce5">
            <text:p>06.09.2024</text:p>
          </table:table-cell>
          <table:table-cell office:value-type="float" office:value="1.5" table:style-name="ce15">
            <text:p>1,50</text:p>
          </table:table-cell>
          <table:table-cell office:value-type="string" table:style-name="ce6">
            <text:p>Arbeid med oblig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otalt antall timer:</text:p>
          </table:table-cell>
          <table:table-cell table:style-name="ce4"/>
          <table:table-cell office:value-type="date" office:date-value="2024-09-08T00:00:00" table:style-name="ce5">
            <text:p>08.09.2024</text:p>
          </table:table-cell>
          <table:table-cell office:value-type="float" office:value="1" table:style-name="ce15">
            <text:p>1,00</text:p>
          </table:table-cell>
          <table:table-cell office:value-type="string" table:style-name="ce6">
            <text:p>Arbeid i Overleaf med oblig. Finpusse og levere inn innlevering 1 i SW</text:p>
          </table:table-cell>
          <table:table-cell table:number-columns-repeated="16379"/>
        </table:table-row>
        <table:table-row table:style-name="ro2">
          <table:table-cell office:value-type="float" office:value="142" table:formula="of:=SUM([.D2:.D470])" table:style-name="ce17">
            <text:p>142,00</text:p>
          </table:table-cell>
          <table:table-cell table:style-name="ce4"/>
          <table:table-cell office:value-type="date" office:date-value="2024-09-11T00:00:00" table:style-name="ce5">
            <text:p>11.09.2024</text:p>
          </table:table-cell>
          <table:table-cell office:value-type="float" office:value="0.5" table:style-name="ce15">
            <text:p>0,50</text:p>
          </table:table-cell>
          <table:table-cell office:value-type="string" table:style-name="ce6">
            <text:p>Endte opp med å se gjennom dokumentene og tilbakemeldinger vi har fått på obligene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12T00:00:00" table:style-name="ce5">
            <text:p>12.09.2024</text:p>
          </table:table-cell>
          <table:table-cell office:value-type="float" office:value="1" table:style-name="ce15">
            <text:p>1,00</text:p>
          </table:table-cell>
          <table:table-cell office:value-type="string" table:style-name="ce6">
            <text:p>Planlegging med gruppen på skole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15T00:00:00" table:style-name="ce5">
            <text:p>15.09.2024</text:p>
          </table:table-cell>
          <table:table-cell office:value-type="float" office:value="1.5" table:style-name="ce15">
            <text:p>1,50</text:p>
          </table:table-cell>
          <table:table-cell office:value-type="string" table:style-name="ce6">
            <text:p>Github repository og videre planlegging av økonomi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19T00:00:00" table:style-name="ce5">
            <text:p>19.09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Startet oppsettet av driftbudsjettet. Med fokus på hvilke forutsetninger som spiller en rolle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21T00:00:00" table:style-name="ce5">
            <text:p>21.09.2024</text:p>
          </table:table-cell>
          <table:table-cell office:value-type="float" office:value="3" table:style-name="ce15">
            <text:p>3,00</text:p>
          </table:table-cell>
          <table:table-cell office:value-type="string" table:style-name="ce6">
            <text:p>Fullførte oppsettet av driftbudsjettet. Første utkast ferdig. Finpussing gjenstår.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25T00:00:00" table:style-name="ce5">
            <text:p>25.09.2024</text:p>
          </table:table-cell>
          <table:table-cell office:value-type="float" office:value="1.5" table:style-name="ce15">
            <text:p>1,50</text:p>
          </table:table-cell>
          <table:table-cell office:value-type="string" table:style-name="ce6">
            <text:p>Hente inspirasjon for å kode en app samt se over kravspesifikasjoner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28T00:00:00" table:style-name="ce5">
            <text:p>28.09.2024</text:p>
          </table:table-cell>
          <table:table-cell office:value-type="float" office:value="1.5" table:style-name="ce15">
            <text:p>1,50</text:p>
          </table:table-cell>
          <table:table-cell office:value-type="string" table:style-name="ce6">
            <text:p>Jobbe med innlevering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1T00:00:00" table:style-name="ce5">
            <text:p>01.10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Jobbet primært med investeringsanalysen. Testet også litt rundt med oppsettet av kontantstrøm basert på budsjetteringe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2T00:00:00" table:style-name="ce5">
            <text:p>02.10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Forberedelser for prototype. Satt opp operativsystem på en raspberry pi og har også jobbet litt mer på innlever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03T00:00:00" table:style-name="ce5">
            <text:p>03.10.2024</text:p>
          </table:table-cell>
          <table:table-cell office:value-type="float" office:value="4" table:style-name="ce15">
            <text:p>4,00</text:p>
          </table:table-cell>
          <table:table-cell office:value-type="string" table:style-name="ce6">
            <text:p>Lagt inn og oppdatert Github etter beste evne. Brukte mye tid på dette samt å oppdatere visse dokumenter og å spre informasjon til gruppa. Alt etter møtet altså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04T00:00:00" table:style-name="ce5">
            <text:p>04.10.2024</text:p>
          </table:table-cell>
          <table:table-cell office:value-type="float" office:value="1" table:style-name="ce15">
            <text:p>1,00</text:p>
          </table:table-cell>
          <table:table-cell office:value-type="string" table:style-name="ce6">
            <text:p>Raspberry pi oppsett og inspirasjo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05T00:00:00" table:style-name="ce5">
            <text:p>05.10.2024</text:p>
          </table:table-cell>
          <table:table-cell office:value-type="float" office:value="7" table:style-name="ce15">
            <text:p>7,00</text:p>
          </table:table-cell>
          <table:table-cell office:value-type="string" table:style-name="ce6">
            <text:p>brukte mange timer på å feilsøke problemer med raspberry pi hvor den verken ville ta imot installering av noen form for databaser. Har også dokumentert dette.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06T00:00:00" table:style-name="ce5">
            <text:p>06.10.2024</text:p>
          </table:table-cell>
          <table:table-cell office:value-type="float" office:value="1.5" table:style-name="ce15">
            <text:p>1,50</text:p>
          </table:table-cell>
          <table:table-cell office:value-type="string" table:style-name="ce6">
            <text:p>Skrev ned feilsøkingen av databaseoppsettet med mer. Gikk over og finpusset på innlevering for denne uken. Gikk over Github sprint for å se hva som manglet osv.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8">
            <text:p>07.10.2024</text:p>
          </table:table-cell>
          <table:table-cell office:value-type="float" office:value="0.5" table:style-name="ce15">
            <text:p>0,50</text:p>
          </table:table-cell>
          <table:table-cell office:value-type="string" table:style-name="ce6">
            <text:p>Fikk ikke låne med Mikro SD-kortleser fra makerspace men jeg fikk låne med meg en raspberry pi for å se om den var fungerende. Det var den ikke. Jeg tar med meg min i morgen for å bruke en leser der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08T00:00:00" table:style-name="ce5">
            <text:p>08.10.2024</text:p>
          </table:table-cell>
          <table:table-cell office:value-type="float" office:value="3" table:style-name="ce15">
            <text:p>3,00</text:p>
          </table:table-cell>
          <table:table-cell office:value-type="string" table:style-name="ce6">
            <text:p>Reinstallering av operativsystem på raspberry på og dens medfølgende oppgaver. Fikk til slutt lastet ned og opprettet en database og opprettet GUI for å styre den over net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09T00:00:00" table:style-name="ce5">
            <text:p>09.10.2024</text:p>
          </table:table-cell>
          <table:table-cell office:value-type="float" office:value="2.5" table:style-name="ce15">
            <text:p>2,50</text:p>
          </table:table-cell>
          <table:table-cell office:value-type="string" table:style-name="ce6">
            <text:p>Samle informasjon om hva som skal være med i databasen . Laget oversikt over informasjon som bør være med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0T00:00:00" table:style-name="ce5">
            <text:p>10.10.2024</text:p>
          </table:table-cell>
          <table:table-cell office:value-type="float" office:value="1" table:style-name="ce15">
            <text:p>1,00</text:p>
          </table:table-cell>
          <table:table-cell office:value-type="string" table:style-name="ce6">
            <text:p>Arbeid med innlevering - risikoanalyse. Sammen med Sander og Omid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0T00:00:00" table:style-name="ce5">
            <text:p>10.10.2024</text:p>
          </table:table-cell>
          <table:table-cell office:value-type="float" office:value="3" table:style-name="ce15">
            <text:p>3,00</text:p>
          </table:table-cell>
          <table:table-cell office:value-type="string" table:style-name="ce6">
            <text:p>Arbeid med ER-diagram over databasen og dens dokumen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1T00:00:00" table:style-name="ce5">
            <text:p>11.10.2024</text:p>
          </table:table-cell>
          <table:table-cell office:value-type="float" office:value="3" table:style-name="ce15">
            <text:p>3,00</text:p>
          </table:table-cell>
          <table:table-cell office:value-type="string" table:style-name="ce6">
            <text:p>Gjorde ferdig normaliseringsprosessen og ER-diagram over database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2T00:00:00" table:style-name="ce11">
            <text:p>12.10.2024</text:p>
          </table:table-cell>
          <table:table-cell office:value-type="float" office:value="3" table:style-name="ce19">
            <text:p>3,00</text:p>
          </table:table-cell>
          <table:table-cell office:value-type="string" table:style-name="ce12">
            <text:p>Styring av komponenter og blutooth på raspberry. Begynt å kode litt i python for å legge frem eksempler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3T00:00:00" table:style-name="ce5">
            <text:p>13.10.2024</text:p>
          </table:table-cell>
          <table:table-cell office:value-type="float" office:value="3" table:style-name="ce15">
            <text:p>3,00</text:p>
          </table:table-cell>
          <table:table-cell office:value-type="string" table:style-name="ce6">
            <text:p>Arbeid med oblig og dokumentskriving, samt oppsett av hvordan komponenter skal styres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6T00:00:00" table:style-name="ce13">
            <text:p>16.10.2024</text:p>
          </table:table-cell>
          <table:table-cell office:value-type="float" office:value="2" table:style-name="ce21">
            <text:p>2,00</text:p>
          </table:table-cell>
          <table:table-cell office:value-type="string" table:style-name="ce14">
            <text:p>Arbeidet med koding som kan styre komponenter tilknyttet raspberry pi og hvordan koblingene skal være. Ikke ferdi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7T00:00:00" table:style-name="ce5">
            <text:p>17.10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litt arbeid med oppkobling av komponenter og utførske forskjellige funksjoner for styring av disse komponenten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8T00:00:00" table:style-name="ce5">
            <text:p>18.10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Feilsøking av prototype styring via raspberry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9T00:00:00" table:style-name="ce5">
            <text:p>19.10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Fortsettelse med koding av styring til komponentene og deres funksjoner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0T00:00:00" table:style-name="ce5">
            <text:p>20.10.2024</text:p>
          </table:table-cell>
          <table:table-cell office:value-type="float" office:value="3" table:style-name="ce15">
            <text:p>3,00</text:p>
          </table:table-cell>
          <table:table-cell office:value-type="string" table:style-name="ce6">
            <text:p>Koblet opp kretsen, testet litt forskjellig uten å lykkes med å koble meg til bluetooth serveren. Dokumentasjon mangler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6">
            <text:p>16.10 - 17.10</text:p>
          </table:table-cell>
          <table:table-cell office:value-type="float" office:value="0" table:style-name="ce15">
            <text:p>0,00</text:p>
          </table:table-cell>
          <table:table-cell office:value-type="string" table:style-name="ce6">
            <text:p>Syk pluss andre aspekter som gjorde arbeidet noe tregere. Har redusert noen timer basert på dette.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2T00:00:00" table:style-name="ce5">
            <text:p>22.10.2024</text:p>
          </table:table-cell>
          <table:table-cell office:value-type="float" office:value="4" table:style-name="ce15">
            <text:p>4,00</text:p>
          </table:table-cell>
          <table:table-cell office:value-type="string" table:style-name="ce6">
            <text:p>Arbeid med bluetooth koding og samkjør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4T00:00:00" table:style-name="ce5">
            <text:p>24.10.2024</text:p>
          </table:table-cell>
          <table:table-cell office:value-type="float" office:value="3" table:style-name="ce15">
            <text:p>3,00</text:p>
          </table:table-cell>
          <table:table-cell office:value-type="string" table:style-name="ce6">
            <text:p>Tesing og koding av NFC lesing og styring til GPIO.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5T00:00:00" table:style-name="ce5">
            <text:p>25.10.2024</text:p>
          </table:table-cell>
          <table:table-cell office:value-type="float" office:value="1" table:style-name="ce15">
            <text:p>1,00</text:p>
          </table:table-cell>
          <table:table-cell office:value-type="string" table:style-name="ce6">
            <text:p>Leser gjennom dokumenter og prøver å finne på noen gode metoder for bluetooth server oppset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7T00:00:00" table:style-name="ce5">
            <text:p>27.10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Videre testing og oppsett av bluetooth server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8T00:00:00" table:style-name="ce5">
            <text:p>28.10.2024</text:p>
          </table:table-cell>
          <table:table-cell office:value-type="float" office:value="3" table:style-name="ce15">
            <text:p>3,00</text:p>
          </table:table-cell>
          <table:table-cell office:value-type="string" table:style-name="ce6">
            <text:p>Arbeid med dokument om risikovurder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30T00:00:00" table:style-name="ce5">
            <text:p>30.10.2024</text:p>
          </table:table-cell>
          <table:table-cell office:value-type="float" office:value="1" table:style-name="ce15">
            <text:p>1,00</text:p>
          </table:table-cell>
          <table:table-cell office:value-type="string" table:style-name="ce6">
            <text:p>Litt arbeid med dokumenter og videre oppset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31T00:00:00" table:style-name="ce5">
            <text:p>31.10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Bluetooth testing på raspberry og dokumentgjennomgang / finskriv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1T00:00:00" table:style-name="ce11">
            <text:p>01.11.2024</text:p>
          </table:table-cell>
          <table:table-cell office:value-type="float" office:value="2" table:style-name="ce19">
            <text:p>2,00</text:p>
          </table:table-cell>
          <table:table-cell office:value-type="string" table:style-name="ce12">
            <text:p>dokumenskriving samt forsøk på et nytt bluetooth server oppset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3T00:00:00" table:style-name="ce5">
            <text:p>03.11.2024</text:p>
          </table:table-cell>
          <table:table-cell office:value-type="float" office:value="1" table:style-name="ce15">
            <text:p>1,00</text:p>
          </table:table-cell>
          <table:table-cell office:value-type="string" table:style-name="ce6">
            <text:p>Dokumentskriv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4T00:00:00" table:style-name="ce5">
            <text:p>04.11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Laget en funksjon for at automatisk kjøring av kode når raspberryen skrur seg på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6T00:00:00" table:style-name="ce5">
            <text:p>06.11.2024</text:p>
          </table:table-cell>
          <table:table-cell office:value-type="float" office:value="5.5" table:style-name="ce15">
            <text:p>5,50</text:p>
          </table:table-cell>
          <table:table-cell office:value-type="string" table:style-name="ce6">
            <text:p>Bluetooth testing. Sander og Ole Sander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7T00:00:00" table:style-name="ce5">
            <text:p>07.11.2024</text:p>
          </table:table-cell>
          <table:table-cell office:value-type="float" office:value="1" table:style-name="ce15">
            <text:p>1,00</text:p>
          </table:table-cell>
          <table:table-cell office:value-type="string" table:style-name="ce6">
            <text:p>dokumentrediger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8T00:00:00" table:style-name="ce5">
            <text:p>08.11.2024</text:p>
          </table:table-cell>
          <table:table-cell office:value-type="float" office:value="3" table:style-name="ce15">
            <text:p>3,00</text:p>
          </table:table-cell>
          <table:table-cell office:value-type="string" table:style-name="ce6">
            <text:p>stukturere kode, prøve å rydde litt opp i git, tekpro med marius, videre behandling av bluetooth styringen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0T00:00:00" table:style-name="ce5">
            <text:p>10.11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raspberry pi kode</text:p>
          </table:table-cell>
          <table:table-cell table:number-columns-repeated="16379"/>
        </table:table-row>
        <table:table-row table:style-name="ro2">
          <table:table-cell/>
          <table:table-cell table:style-name="ce4"/>
          <table:table-cell office:value-type="date" office:date-value="2024-11-11T00:00:00" table:style-name="ce5">
            <text:p>11.11.2024</text:p>
          </table:table-cell>
          <table:table-cell office:value-type="float" office:value="5.5" table:style-name="ce15">
            <text:p>5,50</text:p>
          </table:table-cell>
          <table:table-cell office:value-type="string" table:style-name="ce6">
            <text:p>koblingsskjema, tester og mocking på raspberry pi</text:p>
          </table:table-cell>
          <table:table-cell table:number-columns-repeated="16379"/>
        </table:table-row>
        <table:table-row table:style-name="ro2">
          <table:table-cell/>
          <table:table-cell table:style-name="ce4"/>
          <table:table-cell office:value-type="date" office:date-value="2024-11-12T00:00:00" table:style-name="ce5">
            <text:p>12.11.2024</text:p>
          </table:table-cell>
          <table:table-cell office:value-type="float" office:value="3" table:style-name="ce15">
            <text:p>3,00</text:p>
          </table:table-cell>
          <table:table-cell office:value-type="string" table:style-name="ce6">
            <text:p>arbeid med rapport, raspberry pi kode</text:p>
          </table:table-cell>
          <table:table-cell table:number-columns-repeated="16379"/>
        </table:table-row>
        <table:table-row table:style-name="ro2">
          <table:table-cell/>
          <table:table-cell table:style-name="ce4"/>
          <table:table-cell office:value-type="date" office:date-value="2024-11-13T00:00:00" table:style-name="ce5">
            <text:p>13.11.2024</text:p>
          </table:table-cell>
          <table:table-cell office:value-type="float" office:value="3" table:style-name="ce15">
            <text:p>3,00</text:p>
          </table:table-cell>
          <table:table-cell office:value-type="string" table:style-name="ce6">
            <text:p>arbeid med rapport, raspberry pi testing og mocking</text:p>
          </table:table-cell>
          <table:table-cell table:number-columns-repeated="16379"/>
        </table:table-row>
        <table:table-row table:style-name="ro2">
          <table:table-cell/>
          <table:table-cell table:style-name="ce4"/>
          <table:table-cell office:value-type="date" office:date-value="2024-11-14T00:00:00" table:style-name="ce5">
            <text:p>14.11.2024</text:p>
          </table:table-cell>
          <table:table-cell office:value-type="float" office:value="4.5" table:style-name="ce15">
            <text:p>4,50</text:p>
          </table:table-cell>
          <table:table-cell office:value-type="string" table:style-name="ce6">
            <text:p>arbeid med rapport - gjøre ferdig testing dokument samt finpusse på andre dokumenter<text:s/></text:p>
          </table:table-cell>
          <table:table-cell table:number-columns-repeated="16379"/>
        </table:table-row>
        <table:table-row table:style-name="ro2">
          <table:table-cell/>
          <table:table-cell table:style-name="ce4"/>
          <table:table-cell office:value-type="date" office:date-value="2024-11-15T00:00:00" table:style-name="ce5">
            <text:p>15.11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Arbeid med rapport, drøfting</text:p>
          </table:table-cell>
          <table:table-cell table:number-columns-repeated="16379"/>
        </table:table-row>
        <table:table-row table:style-name="ro2">
          <table:table-cell/>
          <table:table-cell table:style-name="ce4"/>
          <table:table-cell office:value-type="date" office:date-value="2024-11-16T00:00:00" table:style-name="ce5">
            <text:p>16.11.2024</text:p>
          </table:table-cell>
          <table:table-cell office:value-type="float" office:value="3.5" table:style-name="ce15">
            <text:p>3,50</text:p>
          </table:table-cell>
          <table:table-cell office:value-type="string" table:style-name="ce6">
            <text:p>Arbeid med rapport, diskusjon, ferdigstille dokumenter samt identifisere hva som mangler</text:p>
          </table:table-cell>
          <table:table-cell table:number-columns-repeated="16379"/>
        </table:table-row>
        <table:table-row table:style-name="ro2">
          <table:table-cell/>
          <table:table-cell table:style-name="ce4"/>
          <table:table-cell office:value-type="date" office:date-value="2024-11-17T00:00:00" table:style-name="ce5">
            <text:p>17.11.2024</text:p>
          </table:table-cell>
          <table:table-cell office:value-type="float" office:value="5" table:style-name="ce15">
            <text:p>5,00</text:p>
          </table:table-cell>
          <table:table-cell office:value-type="string" table:style-name="ce6">
            <text:p>Arbeid med rapport, ferdigstille drøfting og mer</text:p>
          </table:table-cell>
          <table:table-cell table:number-columns-repeated="16379"/>
        </table:table-row>
        <table:table-row table:style-name="ro2">
          <table:table-cell/>
          <table:table-cell table:style-name="ce4"/>
          <table:table-cell office:value-type="date" office:date-value="2024-11-18T00:00:00" table:style-name="ce11">
            <text:p>18.11.2024</text:p>
          </table:table-cell>
          <table:table-cell office:value-type="float" office:value="2" table:style-name="ce19">
            <text:p>2,00</text:p>
          </table:table-cell>
          <table:table-cell office:value-type="string" table:style-name="ce12">
            <text:p>Arbeid i fellesskap med rapporten</text:p>
          </table:table-cell>
          <table:table-cell table:number-columns-repeated="16379"/>
        </table:table-row>
        <table:table-row table:style-name="ro2">
          <table:table-cell/>
          <table:table-cell table:style-name="ce4"/>
          <table:table-cell office:value-type="date" office:date-value="2024-11-18T00:00:00" table:style-name="ce5">
            <text:p>18.11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Lese over rapport, finpusse, forberede presentasjon</text:p>
          </table:table-cell>
          <table:table-cell table:number-columns-repeated="16379"/>
        </table:table-row>
        <table:table-row table:style-name="ro2">
          <table:table-cell/>
          <table:table-cell table:style-name="ce4"/>
          <table:table-cell office:value-type="date" office:date-value="2024-11-19T00:00:00" table:style-name="ce5">
            <text:p>19.11.2024</text:p>
          </table:table-cell>
          <table:table-cell office:value-type="float" office:value="1" table:style-name="ce15">
            <text:p>1,00</text:p>
          </table:table-cell>
          <table:table-cell office:value-type="string" table:style-name="ce6">
            <text:p>Identifisere hva som mangler i rapporten til SW</text:p>
          </table:table-cell>
          <table:table-cell table:number-columns-repeated="16379"/>
        </table:table-row>
        <table:table-row table:style-name="ro2">
          <table:table-cell/>
          <table:table-cell table:style-name="ce4"/>
          <table:table-cell office:value-type="date" office:date-value="2024-11-20T00:00:00" table:style-name="ce11">
            <text:p>20.11.2024</text:p>
          </table:table-cell>
          <table:table-cell office:value-type="float" office:value="3" table:style-name="ce19">
            <text:p>3,00</text:p>
          </table:table-cell>
          <table:table-cell office:value-type="string" table:style-name="ce12">
            <text:p>Arbeid på skolen med gruppa. Hovedsaklig samkjøre hva som skal ordnes til SW rapporten, samt litt arbeid hjemme med dette.</text:p>
          </table:table-cell>
          <table:table-cell table:number-columns-repeated="16379"/>
        </table:table-row>
        <table:table-row table:style-name="ro2">
          <table:table-cell/>
          <table:table-cell table:style-name="ce4"/>
          <table:table-cell office:value-type="date" office:date-value="2024-11-21T00:00:00" table:style-name="ce5">
            <text:p>21.11.2024</text:p>
          </table:table-cell>
          <table:table-cell office:value-type="float" office:value="6" table:style-name="ce15">
            <text:p>6,00</text:p>
          </table:table-cell>
          <table:table-cell office:value-type="string" table:style-name="ce6">
            <text:p>Sekvensdiagram og finpusse ting som skal leveres inn. Ferdigstille og levere inn oppgaven i SET</text:p>
          </table:table-cell>
          <table:table-cell table:number-columns-repeated="16379"/>
        </table:table-row>
        <table:table-row table:number-rows-repeated="18" table:style-name="ro2">
          <table:table-cell/>
          <table:table-cell table:number-columns-repeated="2" table:style-name="ce22"/>
          <table:table-cell table:style-name="ce23"/>
          <table:table-cell table:style-name="ce22"/>
          <table:table-cell table:number-columns-repeated="16379"/>
        </table:table-row>
        <table:table-row table:number-rows-repeated="1048498" table:style-name="ro2">
          <table:table-cell table:number-columns-repeated="16384"/>
        </table:table-row>
      </table:table>
      <table:table table:name="Sand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6373" table:default-cell-style-name="ce4"/>
        <table:table-row table:style-name="ro1">
          <table:table-cell office:value-type="string" table:style-name="ce2">
            <text:p>TIMELISTE - Sander</text:p>
          </table:table-cell>
          <table:table-cell table:style-name="ce8"/>
          <table:table-cell office:value-type="string" table:style-name="ce3">
            <text:p>DATO</text:p>
          </table:table-cell>
          <table:table-cell office:value-type="string" table:style-name="ce3">
            <text:p>Timer</text:p>
          </table:table-cell>
          <table:table-cell office:value-type="string" table:style-name="ce3">
            <text:p>Kommentar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8-28T00:00:00" table:style-name="ce5">
            <text:p>28.08.2024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Første møte fysisk på skole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04T00:00:00" table:style-name="ce5">
            <text:p>04.09.2024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Digitalt møte, kravspes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05T00:00:00" table:style-name="ce5">
            <text:p>05.09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øte på skole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11T00:00:00" table:style-name="ce5">
            <text:p>11.09.2024</text:p>
          </table:table-cell>
          <table:table-cell office:value-type="float" office:value="0.5" table:style-name="ce6">
            <text:p>0,5</text:p>
          </table:table-cell>
          <table:table-cell office:value-type="string" table:style-name="ce6">
            <text:p>Digitalt møte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12T00:00:00" table:style-name="ce11">
            <text:p>12.09.2024</text:p>
          </table:table-cell>
          <table:table-cell office:value-type="float" office:value="0.5" table:style-name="ce12">
            <text:p>0,5</text:p>
          </table:table-cell>
          <table:table-cell office:value-type="string" table:style-name="ce12">
            <text:p>Generel research av nfc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otalt antall timer:</text:p>
          </table:table-cell>
          <table:table-cell table:style-name="ce4"/>
          <table:table-cell office:value-type="string" table:style-name="ce6">
            <text:p>08.09.2024 - 14.09.2024</text:p>
          </table:table-cell>
          <table:table-cell office:value-type="string" table:style-name="ce6">
            <text:p>syk</text:p>
          </table:table-cell>
          <table:table-cell office:value-type="string" table:style-name="ce6">
            <text:p>syk</text:p>
          </table:table-cell>
          <table:table-cell table:number-columns-repeated="16379"/>
        </table:table-row>
        <table:table-row table:style-name="ro2">
          <table:table-cell office:value-type="float" office:value="111" table:formula="of:=SUM([.D2:.D100])" table:style-name="ce4">
            <text:p>111</text:p>
          </table:table-cell>
          <table:table-cell table:style-name="ce4"/>
          <table:table-cell office:value-type="date" office:date-value="2024-09-18T00:00:00" table:style-name="ce13">
            <text:p>18.09.2024</text:p>
          </table:table-cell>
          <table:table-cell office:value-type="float" office:value="1.5" table:style-name="ce14">
            <text:p>1,5</text:p>
          </table:table-cell>
          <table:table-cell office:value-type="string" table:style-name="ce14">
            <text:p>Git hub opsett, kotlin forsøk og generel research rundt koding av appe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19T00:00:00" table:style-name="ce5">
            <text:p>19.09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budsjettering og spessificasjoner rundt appe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24T00:00:00" table:style-name="ce5">
            <text:p>24.09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start på koding av app, sette opp dependencies, må fortsatt se mer på hvordan dele git hub med de andre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30T00:00:00" table:style-name="ce5">
            <text:p>30.09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klassediagram/kodestruktur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1T00:00:00" table:style-name="ce5">
            <text:p>01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lassediagram<text:s/>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2T00:00:00" table:style-name="ce5">
            <text:p>02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lage klasser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5T00:00:00" table:style-name="ce5">
            <text:p>05.10.2024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sette opp klassene med basic funksjonalitet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6T00:00:00" table:style-name="ce5">
            <text:p>06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eksprementering med bluetooth oppsett og android studio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8T00:00:00" table:style-name="ce5">
            <text:p>08.10.202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flytte over prosjektet til android studio samt legge inn tid til å finne info om hvordan kode bluetooth connection i app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6">
            <text:p>09.10202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lage ny klasse for å koble til bluetooth og gjøre om gammel klasse til å hente og sende info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0T00:00:00" table:style-name="ce5">
            <text:p>10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jobbe med innlevering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0T00:00:00" table:style-name="ce5">
            <text:p>10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age metoder klar for filhåndtering. lage en kontroll på om tilkoblet enhet allerede eksisterer i appen.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2T00:00:00" table:style-name="ce5">
            <text:p>12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kumentasjo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3T00:00:00" table:style-name="ce5">
            <text:p>13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okumentasjo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5T00:00:00" table:style-name="ce5">
            <text:p>15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kommentarer i kode + utforske bluetooth test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6T00:00:00" table:style-name="ce5">
            <text:p>16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ortsette med bluetooth testing og begynne på infromasjons metoder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7T00:00:00" table:style-name="ce5">
            <text:p>17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ammkjøre bluetooth med Ol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7T00:00:00" table:style-name="ce5">
            <text:p>17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infromasjonshåndtering + div oppgaver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9T00:00:00" table:style-name="ce5">
            <text:p>19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gjøre ferdig første forsøk på metodene samt legge til funksjonaliteten i read metode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0T00:00:00" table:style-name="ce5">
            <text:p>20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krive kommentarer til nylig opprettede metoder. ekstre utforskning rundt blurtooth test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2T00:00:00" table:style-name="ce5">
            <text:p>22.10.202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sammkjøring og jobbing med å gjøre klart til prototyp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3T00:00:00" table:style-name="ce5">
            <text:p>23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jobbe med obligen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3T00:00:00" table:style-name="ce5">
            <text:p>23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jobbet med testing av bluetoothPairing klassen, samt sette opp Junit og mockito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4T00:00:00" table:style-name="ce5">
            <text:p>24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est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7T00:00:00" table:style-name="ce5">
            <text:p>27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gjorde 2 tester grønn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9T00:00:00" table:style-name="ce5">
            <text:p>29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bluetoothPairing test fikk enda en test til å gå grøn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30T00:00:00" table:style-name="ce5">
            <text:p>30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eilsøking av test i bluetoothPairingTes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30T00:00:00" table:style-name="ce5">
            <text:p>30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implementasjon av front-end og utforkning av app oppsett på fysisk telefon.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1T00:00:00" table:style-name="ce5">
            <text:p>01.11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implementasjon av front-end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2T00:00:00" table:style-name="ce5">
            <text:p>02.11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luetoothService test klass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3T00:00:00" table:style-name="ce5">
            <text:p>03.11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kumenter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5T00:00:00" table:style-name="ce5">
            <text:p>05.11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okument skriving av implementasjon rundt appe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6T00:00:00" table:style-name="ce5">
            <text:p>06.11.2024</text:p>
          </table:table-cell>
          <table:table-cell office:value-type="float" office:value="5.5" table:style-name="ce6">
            <text:p>5,5</text:p>
          </table:table-cell>
          <table:table-cell office:value-type="string" table:style-name="ce20">
            <text:p>Bluetooth testing. Sander og Ole Sander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9T00:00:00" table:style-name="ce11">
            <text:p>09.11.2024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opprydding i git og kod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1T00:00:00" table:style-name="ce5">
            <text:p>11.11.2024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implementasjons dokumentasjo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3T00:00:00" table:style-name="ce5">
            <text:p>13.11.2024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mocking av bluetoothService og klargjøring av prototyp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4T00:00:00" table:style-name="ce5">
            <text:p>14.11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gjøre om og skrive nye tester til appe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5T00:00:00" table:style-name="ce5">
            <text:p>15.11.202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test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6T00:00:00" table:style-name="ce5">
            <text:p>16.11.202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dokumentasjon av test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7T00:00:00" table:style-name="ce5">
            <text:p>17.11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diskusjons/drøtings dokumentsjo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8T00:00:00" table:style-name="ce5">
            <text:p>18.11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samkjøring med grupp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20T00:00:00" table:style-name="ce5">
            <text:p>20.11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utforske om jeg kan skrive flere relevante tester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21T00:00:00" table:style-name="ce11">
            <text:p>21.11.2024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ferdigstille innleveringen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number-columns-repeated="3" table:style-name="ce24"/>
          <table:table-cell table:number-columns-repeated="16379"/>
        </table:table-row>
        <table:table-row table:style-name="ro2">
          <table:table-cell table:number-columns-repeated="2"/>
          <table:table-cell table:number-columns-repeated="3" table:style-name="ce22"/>
          <table:table-cell table:number-columns-repeated="16379"/>
        </table:table-row>
        <table:table-row table:number-rows-repeated="1048524" table:style-name="ro2">
          <table:table-cell table:number-columns-repeated="16384"/>
        </table:table-row>
      </table:table>
      <table:table table:name="Omi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6373" table:default-cell-style-name="ce4"/>
        <table:table-row table:style-name="ro1">
          <table:table-cell office:value-type="string" table:style-name="ce2">
            <text:p>TIMELISTE - Omid</text:p>
          </table:table-cell>
          <table:table-cell table:style-name="ce8"/>
          <table:table-cell office:value-type="string" table:style-name="ce3">
            <text:p>DATO</text:p>
          </table:table-cell>
          <table:table-cell office:value-type="string" table:style-name="ce3">
            <text:p>Timer</text:p>
          </table:table-cell>
          <table:table-cell office:value-type="string" table:style-name="ce3">
            <text:p>Kommentar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8-28T00:00:00" table:style-name="ce5">
            <text:p>28.08.2024</text:p>
          </table:table-cell>
          <table:table-cell office:value-type="float" office:value="2.25" table:style-name="ce6">
            <text:p>2,25</text:p>
          </table:table-cell>
          <table:table-cell office:value-type="string" table:style-name="ce6">
            <text:p>Møte fysisk på skolen + jobb på obliger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8-29T00:00:00" table:style-name="ce5">
            <text:p>29.08.2024</text:p>
          </table:table-cell>
          <table:table-cell office:value-type="float" office:value="0.5" table:style-name="ce6">
            <text:p>0,5</text:p>
          </table:table-cell>
          <table:table-cell office:value-type="string" table:style-name="ce6">
            <text:p>Møte på skole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8-04T00:00:00" table:style-name="ce5">
            <text:p>04.08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øte digitalt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8-05T00:00:00" table:style-name="ce5">
            <text:p>05.08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øte på skole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11T00:00:00" table:style-name="ce5">
            <text:p>11.09.2024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Jobb på oblig 3 teknologiprosjekt + mø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otalt antall timer:</text:p>
          </table:table-cell>
          <table:table-cell table:style-name="ce4"/>
          <table:table-cell office:value-type="date" office:date-value="2024-09-12T00:00:00" table:style-name="ce5">
            <text:p>12.09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øte fysisk på skolen</text:p>
          </table:table-cell>
          <table:table-cell table:number-columns-repeated="16379"/>
        </table:table-row>
        <table:table-row table:style-name="ro2">
          <table:table-cell office:value-type="float" office:value="100" table:formula="of:=SUM([.D2:.D101])" table:style-name="ce4">
            <text:p>100</text:p>
          </table:table-cell>
          <table:table-cell table:style-name="ce4"/>
          <table:table-cell office:value-type="date" office:date-value="2024-09-15T00:00:00" table:style-name="ce5">
            <text:p>15.09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rbeid med oblig og innlevering av denne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3T00:00:00" table:style-name="ce5">
            <text:p>03.10.2024</text:p>
          </table:table-cell>
          <table:table-cell office:value-type="float" office:value="4" table:style-name="ce15">
            <text:p>4,00</text:p>
          </table:table-cell>
          <table:table-cell office:value-type="string" table:style-name="ce6">
            <text:p>Arbeid med dokumentasjon, ferdig med innledning og inndeling til økonomi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4T00:00:00" table:style-name="ce5">
            <text:p>04.10.2024</text:p>
          </table:table-cell>
          <table:table-cell office:value-type="float" office:value="2.25" table:style-name="ce6">
            <text:p>2,25</text:p>
          </table:table-cell>
          <table:table-cell office:value-type="string" table:style-name="ce6">
            <text:p>jobbe med øving 5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6T00:00:00" table:style-name="ce5">
            <text:p>06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Jobber mer med struktur av oppgave og oppgavefordeling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7T00:00:00" table:style-name="ce5">
            <text:p>07.10.2024</text:p>
          </table:table-cell>
          <table:table-cell office:value-type="float" office:value="0.75" table:style-name="ce6">
            <text:p>0,75</text:p>
          </table:table-cell>
          <table:table-cell office:value-type="string" table:style-name="ce6">
            <text:p>Jobbet videre med struktur av økonomipla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7T00:00:00" table:style-name="ce5">
            <text:p>07.10.2024</text:p>
          </table:table-cell>
          <table:table-cell office:value-type="float" office:value="2" table:style-name="ce15">
            <text:p>2,00</text:p>
          </table:table-cell>
          <table:table-cell office:value-type="string" table:style-name="ce6">
            <text:p>Jobbet med innledning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8T00:00:00" table:style-name="ce5">
            <text:p>08.10.2024</text:p>
          </table:table-cell>
          <table:table-cell office:value-type="float" office:value="3.6" table:style-name="ce6">
            <text:p>3,6</text:p>
          </table:table-cell>
          <table:table-cell office:value-type="string" table:style-name="ce6">
            <text:p>Jobbet med teori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9T00:00:00" table:style-name="ce5">
            <text:p>09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Jobbet med teori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9T00:00:00" table:style-name="ce5">
            <text:p>09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Innledning og beskrivelse av økonomi kap.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09T00:00:00" table:style-name="ce5">
            <text:p>09.10.2024</text:p>
          </table:table-cell>
          <table:table-cell office:value-type="float" office:value="2.5" table:style-name="ce6">
            <text:p>2,5</text:p>
          </table:table-cell>
          <table:table-cell office:value-type="string" table:style-name="ce6">
            <text:p>Årsbudsjett og tabell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0T00:00:00" table:style-name="ce5">
            <text:p>10.10.2024</text:p>
          </table:table-cell>
          <table:table-cell office:value-type="float" office:value="0.4" table:style-name="ce6">
            <text:p>0,4</text:p>
          </table:table-cell>
          <table:table-cell office:value-type="string" table:style-name="ce6">
            <text:p>Gjort oversikt over økomi struktur og utviklet en struktur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0T00:00:00" table:style-name="ce5">
            <text:p>10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Jobb med obli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0T00:00:00" table:style-name="ce5">
            <text:p>10.10.2024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Jobbet med økonomipla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1T00:00:00" table:style-name="ce5">
            <text:p>11.10.2024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Finskriving av økonomi og utkast til investeringsanalyse, samt kontantstrøm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4T00:00:00" table:style-name="ce5">
            <text:p>14.10.2024</text:p>
          </table:table-cell>
          <table:table-cell office:value-type="float" office:value="0.5" table:style-name="ce6">
            <text:p>0,5</text:p>
          </table:table-cell>
          <table:table-cell office:value-type="string" table:style-name="ce6">
            <text:p>Likviditetsbudsjett arbeid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5T00:00:00" table:style-name="ce5">
            <text:p>15.10.2024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Likviditetsbudsjett arbeid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5T00:00:00" table:style-name="ce5">
            <text:p>15.10.2024</text:p>
          </table:table-cell>
          <table:table-cell office:value-type="float" office:value="2.25" table:style-name="ce6">
            <text:p>2,25</text:p>
          </table:table-cell>
          <table:table-cell office:value-type="string" table:style-name="ce6">
            <text:p>Likviditetsbudsjett arbeid og lønnsomhe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6T00:00:00" table:style-name="ce5">
            <text:p>16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ønnsomhet og innledninger mellom oversrifter i okonomi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7T00:00:00" table:style-name="ce5">
            <text:p>17.10.2024</text:p>
          </table:table-cell>
          <table:table-cell office:value-type="float" office:value="1.25" table:style-name="ce6">
            <text:p>1,25</text:p>
          </table:table-cell>
          <table:table-cell office:value-type="string" table:style-name="ce6">
            <text:p>Ferdigstille alle innledninger (hele teksetn) og jobbet med lønnsomhe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7T00:00:00" table:style-name="ce5">
            <text:p>17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amkjøring med andre i grupp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1T00:00:00" table:style-name="ce5">
            <text:p>21.10.202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Metode arbeid og samkjøring med grupp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2T00:00:00" table:style-name="ce5">
            <text:p>22.10.2024</text:p>
          </table:table-cell>
          <table:table-cell office:value-type="float" office:value="0.5" table:style-name="ce6">
            <text:p>0,5</text:p>
          </table:table-cell>
          <table:table-cell office:value-type="string" table:style-name="ce6">
            <text:p>Konfigurere fin tabell i github som kan brukes under metode kap. og se gjennom oblig (brukte ca 5 min)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3T00:00:00" table:style-name="ce5">
            <text:p>23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rbeid med metode og konfigurere tabell (må høre med ida om dette) - også jobbet litt med design kap.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5T00:00:00" table:style-name="ce5">
            <text:p>25.10.2024</text:p>
          </table:table-cell>
          <table:table-cell office:value-type="float" office:value="3.25" table:style-name="ce6">
            <text:p>3,25</text:p>
          </table:table-cell>
          <table:table-cell office:value-type="string" table:style-name="ce6">
            <text:p>"Ferdigstille metode", arbeidet med github, finskrevt litt i okonomi og jobbet litt med innlevering sw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30T00:00:00" table:style-name="ce5">
            <text:p>30.10.2024</text:p>
          </table:table-cell>
          <table:table-cell office:value-type="float" office:value="5" table:style-name="ce15">
            <text:p>5,00</text:p>
          </table:table-cell>
          <table:table-cell office:value-type="string" table:style-name="ce6">
            <text:p>Dokumentasjons arbeid og implementasjon av tekster (inkl. noe rettskriving) og innledninger)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31T00:00:00" table:style-name="ce5">
            <text:p>31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okumentasjons arbeid og implementasjon av tekster (inkl. noe rettskriving) og innledninger)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1T00:00:00" table:style-name="ce5">
            <text:p>01.11.2024</text:p>
          </table:table-cell>
          <table:table-cell office:value-type="float" office:value="1.5" table:style-name="ce15">
            <text:p>1,50</text:p>
          </table:table-cell>
          <table:table-cell office:value-type="string" table:style-name="ce6">
            <text:p>Ferdigstille ferdig skrevet dokumentasjo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6">
            <text:p>04.11.24 - 08.11.24</text:p>
          </table:table-cell>
          <table:table-cell office:value-type="string" table:style-name="ce6">
            <text:p>Dødsfall</text:p>
          </table:table-cell>
          <table:table-cell office:value-type="string" table:style-name="ce6">
            <text:p>Begravelse, prøver å få til så mye jeg ka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7T00:00:00" table:style-name="ce5">
            <text:p>07.11.202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rbeid med forretningsid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8T00:00:00" table:style-name="ce5">
            <text:p>08.11.202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rbeid med forretningside og referanser i teks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0T00:00:00" table:style-name="ce5">
            <text:p>10.11.2024</text:p>
          </table:table-cell>
          <table:table-cell office:value-type="float" office:value="3.5" table:style-name="ce6">
            <text:p>3,5</text:p>
          </table:table-cell>
          <table:table-cell office:value-type="string" table:style-name="ce6">
            <text:p>Struktur til dokumentasjon og implementering av kode og database samt finskriv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1T00:00:00" table:style-name="ce5">
            <text:p>11.11.2024</text:p>
          </table:table-cell>
          <table:table-cell office:value-type="float" office:value="3.5" table:style-name="ce6">
            <text:p>3,5</text:p>
          </table:table-cell>
          <table:table-cell office:value-type="string" table:style-name="ce6">
            <text:p>Implementasjons arbeid og strukturer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2T00:00:00" table:style-name="ce5">
            <text:p>12.11.2024</text:p>
          </table:table-cell>
          <table:table-cell office:value-type="float" office:value="2.5" table:style-name="ce6">
            <text:p>2,5</text:p>
          </table:table-cell>
          <table:table-cell office:value-type="string" table:style-name="ce6">
            <text:p>Arbeid med dokumentasjo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3T00:00:00" table:style-name="ce11">
            <text:p>13.11.2024</text:p>
          </table:table-cell>
          <table:table-cell office:value-type="float" office:value="2.5" table:style-name="ce12">
            <text:p>2,5</text:p>
          </table:table-cell>
          <table:table-cell office:value-type="string" table:style-name="ce12">
            <text:p>Arbeid med dokumentasjon, ferdigstilt de fleste kapitlen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3T00:00:00" table:style-name="ce5">
            <text:p>13.11.2024</text:p>
          </table:table-cell>
          <table:table-cell office:value-type="float" office:value="2.5" table:style-name="ce6">
            <text:p>2,5</text:p>
          </table:table-cell>
          <table:table-cell office:value-type="string" table:style-name="ce6">
            <text:p>Arbeid med refleksjonsnota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4T00:00:00" table:style-name="ce5">
            <text:p>14.11.2024</text:p>
          </table:table-cell>
          <table:table-cell office:value-type="float" office:value="3.5" table:style-name="ce6">
            <text:p>3,5</text:p>
          </table:table-cell>
          <table:table-cell office:value-type="string" table:style-name="ce6">
            <text:p>Arbeid med ferdigstilling av dokument og henvisning til kilder, samt sette dem i APA7 formatering (og diverse)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5T00:00:00" table:style-name="ce5">
            <text:p>15.11.2024</text:p>
          </table:table-cell>
          <table:table-cell office:value-type="float" office:value="0.5" table:style-name="ce6">
            <text:p>0,5</text:p>
          </table:table-cell>
          <table:table-cell office:value-type="string" table:style-name="ce6">
            <text:p>Generell arbeid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6T00:00:00" table:style-name="ce5">
            <text:p>16.11.2024</text:p>
          </table:table-cell>
          <table:table-cell office:value-type="float" office:value="2.5" table:style-name="ce6">
            <text:p>2,5</text:p>
          </table:table-cell>
          <table:table-cell office:value-type="string" table:style-name="ce6">
            <text:p>Sammendrag og implementering av teks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7T00:00:00" table:style-name="ce5">
            <text:p>17.11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rbeid med konklusjon og drøft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8T00:00:00" table:style-name="ce5">
            <text:p>18.11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Samkjøring med gruppe, arbeid med drøfting og konklusjo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9T00:00:00" table:style-name="ce5">
            <text:p>19.11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Gå gjennom rapport og kommentere ut til SW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20T00:00:00" table:style-name="ce5">
            <text:p>20.11.2024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Samkjøring og arbeid med tilstandsdiagram og dokumentasjo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21T00:00:00" table:style-name="ce11">
            <text:p>21.11.2024</text:p>
          </table:table-cell>
          <table:table-cell office:value-type="float" office:value="1.5" table:style-name="ce12">
            <text:p>1,5</text:p>
          </table:table-cell>
          <table:table-cell office:value-type="string" table:style-name="ce12">
            <text:p>Tilstandsdiagram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21T00:00:00" table:style-name="ce5">
            <text:p>21.11.2024</text:p>
          </table:table-cell>
          <table:table-cell office:value-type="float" office:value="3.5" table:style-name="ce6">
            <text:p>3,5</text:p>
          </table:table-cell>
          <table:table-cell office:value-type="string" table:style-name="ce6">
            <text:p>Implementering av tekst og annet arbeid</text:p>
          </table:table-cell>
          <table:table-cell table:number-columns-repeated="16379"/>
        </table:table-row>
        <table:table-row table:number-rows-repeated="4" table:style-name="ro2">
          <table:table-cell table:number-columns-repeated="2"/>
          <table:table-cell table:number-columns-repeated="3" table:style-name="ce22"/>
          <table:table-cell table:number-columns-repeated="16379"/>
        </table:table-row>
        <table:table-row table:number-rows-repeated="1048521" table:style-name="ro2">
          <table:table-cell table:number-columns-repeated="16384"/>
        </table:table-row>
      </table:table>
      <table:table table:name="Mykol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6373" table:default-cell-style-name="ce4"/>
        <table:table-row table:style-name="ro1">
          <table:table-cell office:value-type="string" table:style-name="ce2">
            <text:p>TIMELISTE - Mykola</text:p>
          </table:table-cell>
          <table:table-cell table:style-name="ce8"/>
          <table:table-cell office:value-type="string" table:style-name="ce3">
            <text:p>DATO</text:p>
          </table:table-cell>
          <table:table-cell office:value-type="string" table:style-name="ce3">
            <text:p>Timer</text:p>
          </table:table-cell>
          <table:table-cell office:value-type="string" table:style-name="ce3">
            <text:p>Kommentar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8-28T00:00:00" table:style-name="ce5">
            <text:p>28.08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Første møtet fysisk på skole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string" table:style-name="ce6">
            <text:p>29.082024</text:p>
          </table:table-cell>
          <table:table-cell office:value-type="float" office:value="0.5" table:style-name="ce6">
            <text:p>0,5</text:p>
          </table:table-cell>
          <table:table-cell office:value-type="string" table:style-name="ce6">
            <text:p>Andre tiem møte på skole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04T00:00:00" table:style-name="ce5">
            <text:p>04.09.2024</text:p>
          </table:table-cell>
          <table:table-cell office:value-type="float" office:value="0.25" table:style-name="ce6">
            <text:p>0,25</text:p>
          </table:table-cell>
          <table:table-cell office:value-type="string" table:style-name="ce6">
            <text:p>Digital møte gjekk tidligare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05T00:00:00" table:style-name="ce5">
            <text:p>05.09.2024</text:p>
          </table:table-cell>
          <table:table-cell office:value-type="float" office:value="1.25" table:style-name="ce6">
            <text:p>1,25</text:p>
          </table:table-cell>
          <table:table-cell office:value-type="string" table:style-name="ce6">
            <text:p>Møte på skolen<text:s/>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06T00:00:00" table:style-name="ce5">
            <text:p>06.09.2024</text:p>
          </table:table-cell>
          <table:table-cell office:value-type="float" office:value="1.3" table:style-name="ce6">
            <text:p>1,3</text:p>
          </table:table-cell>
          <table:table-cell office:value-type="string" table:style-name="ce6">
            <text:p>Lagde log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otalt antall timer:</text:p>
          </table:table-cell>
          <table:table-cell table:style-name="ce4"/>
          <table:table-cell office:value-type="date" office:date-value="2024-09-08T00:00:00" table:style-name="ce5">
            <text:p>08.09.2024</text:p>
          </table:table-cell>
          <table:table-cell office:value-type="float" office:value="0.5" table:style-name="ce6">
            <text:p>0,5</text:p>
          </table:table-cell>
          <table:table-cell office:value-type="string" table:style-name="ce6">
            <text:p>Fiksa rasberry pi</text:p>
          </table:table-cell>
          <table:table-cell table:number-columns-repeated="16379"/>
        </table:table-row>
        <table:table-row table:style-name="ro2">
          <table:table-cell office:value-type="float" office:value="62.3" table:formula="of:=SUM([.D2:.D100])" table:style-name="ce4">
            <text:p>62,3</text:p>
          </table:table-cell>
          <table:table-cell table:style-name="ce4"/>
          <table:table-cell office:value-type="date" office:date-value="2024-09-11T00:00:00" table:style-name="ce5">
            <text:p>11.09.2024</text:p>
          </table:table-cell>
          <table:table-cell office:value-type="float" office:value="0.5" table:style-name="ce6">
            <text:p>0,5</text:p>
          </table:table-cell>
          <table:table-cell office:value-type="string" table:style-name="ce6">
            <text:p>Kommet med forslag etter møte<text:s/>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12T00:00:00" table:style-name="ce5">
            <text:p>12.09.2024</text:p>
          </table:table-cell>
          <table:table-cell office:value-type="float" office:value="0.5" table:style-name="ce6">
            <text:p>0,5</text:p>
          </table:table-cell>
          <table:table-cell office:value-type="string" table:style-name="ce6">
            <text:p>Møte på skolen<text:s/>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19T00:00:00" table:style-name="ce5">
            <text:p>19.09.2024</text:p>
          </table:table-cell>
          <table:table-cell office:value-type="float" office:value="0.25" table:style-name="ce6">
            <text:p>0,25</text:p>
          </table:table-cell>
          <table:table-cell office:value-type="string" table:style-name="ce6">
            <text:p>Møte med gruppa<text:s/>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22T00:00:00" table:style-name="ce5">
            <text:p>22.09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agde skisse for desig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26T00:00:00" table:style-name="ce5">
            <text:p>26.09.2024</text:p>
          </table:table-cell>
          <table:table-cell office:value-type="float" office:value="0.75" table:style-name="ce6">
            <text:p>0,75</text:p>
          </table:table-cell>
          <table:table-cell office:value-type="string" table:style-name="ce6">
            <text:p>Viste frem design til gruppa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29T00:00:00" table:style-name="ce5">
            <text:p>29.09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Upgrada design til produktet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3T00:00:00" table:style-name="ce5">
            <text:p>03.10.2024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Jobbe med oppgave med gruppa og samtale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4T00:00:00" table:style-name="ce5">
            <text:p>04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printa <text:s/>frem første prototype<text:s/>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5T00:00:00" table:style-name="ce5">
            <text:p>05.10.202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prita <text:s/>lås testet og lert modelerings pro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06T00:00:00" table:style-name="ce5">
            <text:p>06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printa my lås jobbe ivd med programme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08T00:00:00" table:style-name="ce5">
            <text:p>08.10.2024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holdt på med printing og bruk av materiell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0T00:00:00" table:style-name="ce5">
            <text:p>10.10.2024</text:p>
          </table:table-cell>
          <table:table-cell office:value-type="float" office:value="0.75" table:style-name="ce6">
            <text:p>0,75</text:p>
          </table:table-cell>
          <table:table-cell office:value-type="string" table:style-name="ce6">
            <text:p>modelert lit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1T00:00:00" table:style-name="ce5">
            <text:p>11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Jobbet med lås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4T00:00:00" table:style-name="ce5">
            <text:p>14.10.2024</text:p>
          </table:table-cell>
          <table:table-cell office:value-type="float" office:value="0.25" table:style-name="ce6">
            <text:p>0,25</text:p>
          </table:table-cell>
          <table:table-cell office:value-type="string" table:style-name="ce6">
            <text:p>printa i polynom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5T00:00:00" table:style-name="ce5">
            <text:p>15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Jobbet med dokumentasjo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6T00:00:00" table:style-name="ce5">
            <text:p>16.10.202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design, modeleering og printing av prototype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7T00:00:00" table:style-name="ce5">
            <text:p>17.10.2024</text:p>
          </table:table-cell>
          <table:table-cell office:value-type="float" office:value="1.5" table:style-name="ce6">
            <text:p>1,5</text:p>
          </table:table-cell>
          <table:table-cell office:value-type="string" table:style-name="ce6">
            <text:p>Dokumentasjons arbeid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8T00:00:00" table:style-name="ce5">
            <text:p>18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est meg opp på hva arketerutr går ut på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9T00:00:00" table:style-name="ce5">
            <text:p>19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kumentasjons arbeid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0T00:00:00" table:style-name="ce5">
            <text:p>20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Dokumentasjons arbeid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0T00:00:00" table:style-name="ce5">
            <text:p>20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Fiksa dokumetnasjonen for design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3T00:00:00" table:style-name="ce5">
            <text:p>23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Printa ut boksen til låsen S5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4T00:00:00" table:style-name="ce5">
            <text:p>24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esign og printa låsen til bokse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5T00:00:00" table:style-name="ce5">
            <text:p>25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kumentasjons arbeid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6T00:00:00" table:style-name="ce5">
            <text:p>26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dokumentasjons kryptering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7T00:00:00" table:style-name="ce5">
            <text:p>27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krytpering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2T00:00:00" table:style-name="ce5">
            <text:p>02.11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øse problemet med kryptering for vår grupp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3T00:00:00" table:style-name="ce5">
            <text:p>03.11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Oblig 8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7T00:00:00" table:style-name="ce5">
            <text:p>07.11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Personas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3T00:00:00" table:style-name="ce5">
            <text:p>13.11.202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Gjekk gjennom kryptering og fiksa blueooth forklaring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4T00:00:00" table:style-name="ce5">
            <text:p>14.11.202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Leste gjennom rapporten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5T00:00:00" table:style-name="ce5">
            <text:p>15.11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hold på med presentasjonen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7T00:00:00" table:style-name="ce5">
            <text:p>17.11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røfting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18T00:00:00" table:style-name="ce5">
            <text:p>18.11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Power point</text:p>
          </table:table-cell>
          <table:table-cell table:number-columns-repeated="16379"/>
        </table:table-row>
        <table:table-row table:number-rows-repeated="1048535" table:style-name="ro2">
          <table:table-cell table:number-columns-repeated="16384"/>
        </table:table-row>
      </table:table>
      <table:table table:name="Mohame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6373" table:default-cell-style-name="ce4"/>
        <table:table-row table:style-name="ro1">
          <table:table-cell office:value-type="string" table:style-name="ce2">
            <text:p>TIMELISTE - Mohamed</text:p>
          </table:table-cell>
          <table:table-cell table:style-name="ce8"/>
          <table:table-cell office:value-type="string" table:style-name="ce3">
            <text:p>DATO</text:p>
          </table:table-cell>
          <table:table-cell office:value-type="string" table:style-name="ce3">
            <text:p>Timer</text:p>
          </table:table-cell>
          <table:table-cell office:value-type="string" table:style-name="ce3">
            <text:p>Kommentar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04T00:00:00" table:style-name="ce5">
            <text:p>04.09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igitalt møte + mer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05T00:00:00" table:style-name="ce5">
            <text:p>05.09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inne info/møte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06T00:00:00" table:style-name="ce5">
            <text:p>06.09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finne info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07T00:00:00" table:style-name="ce5">
            <text:p>07.09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finne info /utforske litt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10T00:00:00" table:style-name="ce5">
            <text:p>10.09.2024</text:p>
          </table:table-cell>
          <table:table-cell office:value-type="float" office:value="0.66" table:style-name="ce6">
            <text:p>0,66</text:p>
          </table:table-cell>
          <table:table-cell office:value-type="string" table:style-name="ce6">
            <text:p>så på youtube om raspberry pi.<text:s/>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otalt antall timer:</text:p>
          </table:table-cell>
          <table:table-cell table:style-name="ce4"/>
          <table:table-cell office:value-type="date" office:date-value="2024-09-12T00:00:00" table:style-name="ce5">
            <text:p>12.09.2024</text:p>
          </table:table-cell>
          <table:table-cell office:value-type="float" office:value="0.7" table:style-name="ce6">
            <text:p>0,7</text:p>
          </table:table-cell>
          <table:table-cell office:value-type="string" table:style-name="ce6">
            <text:p>Møte fysisk/digital</text:p>
          </table:table-cell>
          <table:table-cell table:number-columns-repeated="16379"/>
        </table:table-row>
        <table:table-row table:style-name="ro2">
          <table:table-cell office:value-type="float" office:value="77.960000000000008" table:formula="of:=SUM([.D2:.D100])" table:style-name="ce4">
            <text:p>77,96</text:p>
          </table:table-cell>
          <table:table-cell table:style-name="ce4"/>
          <table:table-cell office:value-type="date" office:date-value="2024-09-18T00:00:00" table:style-name="ce5">
            <text:p>18.09.2024</text:p>
          </table:table-cell>
          <table:table-cell office:value-type="float" office:value="0.3" table:style-name="ce6">
            <text:p>0,3</text:p>
          </table:table-cell>
          <table:table-cell office:value-type="string" table:style-name="ce6">
            <text:p>gå gjennom alt tilbakemelding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09-26T00:00:00" table:style-name="ce5">
            <text:p>26.09.2024</text:p>
          </table:table-cell>
          <table:table-cell office:value-type="float" office:value="0.3" table:style-name="ce6">
            <text:p>0,3</text:p>
          </table:table-cell>
          <table:table-cell office:value-type="string" table:style-name="ce6">
            <text:p>møte fysisk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1T00:00:00" table:style-name="ce5">
            <text:p>01.10.2024</text:p>
          </table:table-cell>
          <table:table-cell office:value-type="float" office:value="3.5" table:style-name="ce15">
            <text:p>3,50</text:p>
          </table:table-cell>
          <table:table-cell office:value-type="string" table:style-name="ce6">
            <text:p>tinkercad modellere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2T00:00:00" table:style-name="ce5">
            <text:p>02.10.2024</text:p>
          </table:table-cell>
          <table:table-cell office:value-type="float" office:value="3.5" table:style-name="ce15">
            <text:p>3,50</text:p>
          </table:table-cell>
          <table:table-cell office:value-type="string" table:style-name="ce6">
            <text:p>tinkercad modellere+digital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3T00:00:00" table:style-name="ce5">
            <text:p>03.10.20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øte fysisk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8T00:00:00" table:style-name="ce5">
            <text:p>08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flytall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09T00:00:00" table:style-name="ce5">
            <text:p>09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ndre flyall og UI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10T00:00:00" table:style-name="ce5">
            <text:p>10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tegne og tenke på hvordan skal ser ut/utforsk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date" office:date-value="2024-10-11T00:00:00" table:style-name="ce5">
            <text:p>11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lastedned /utforsk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2T00:00:00" table:style-name="ce5">
            <text:p>12.10.2024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for å lære hvordan androidprogramme skal designs, men forsett trenger mer læring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3T00:00:00" table:style-name="ce5">
            <text:p>13.1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finne error med systemme avinstallere og installerer om og omigjen, så jeg komme igang med design/utforsk (satte ned disse timene da dette ikke telles som veldig relevante arbeidstimer)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7T00:00:00" table:style-name="ce5">
            <text:p>17.10.2024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utforske hvilken webside jeg kan tegne, og plantuml, og android stuido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18T00:00:00" table:style-name="ce5">
            <text:p>18.10.2024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ester om alt er på plass. i forsjellige programmene/ designed flytall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6">
            <text:p>19.20.202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implementer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0T00:00:00" table:style-name="ce5">
            <text:p>20.10.202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skreiv dokument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2T00:00:00" table:style-name="ce5">
            <text:p>22.10.202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jobbe med oppgavene vider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4T00:00:00" table:style-name="ce5">
            <text:p>24.10.202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jobbe med oppgavene vider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26T00:00:00" table:style-name="ce5">
            <text:p>26.10.202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jobbe med oppgavene vider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0-30T00:00:00" table:style-name="ce5">
            <text:p>30.10.2024</text:p>
          </table:table-cell>
          <table:table-cell office:value-type="float" office:value="6.5" table:style-name="ce15">
            <text:p>6,50</text:p>
          </table:table-cell>
          <table:table-cell office:value-type="string" table:style-name="ce6">
            <text:p>jobbe med oppgavene videre/sende en del<text:s/>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1T00:00:00" table:style-name="ce11">
            <text:p>01.11.2024</text:p>
          </table:table-cell>
          <table:table-cell office:value-type="float" office:value="3.5" table:style-name="ce12">
            <text:p>3,5</text:p>
          </table:table-cell>
          <table:table-cell office:value-type="string" table:style-name="ce12">
            <text:p>utforske jobbe med oppgavene vider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date" office:date-value="2024-11-02T00:00:00" table:style-name="ce5">
            <text:p>02.11.202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tforske jobbe med oppgavene videre</text:p>
          </table:table-cell>
          <table:table-cell table:number-columns-repeated="16379"/>
        </table:table-row>
        <table:table-row table:number-rows-repeated="13" table:style-name="ro2">
          <table:table-cell table:number-columns-repeated="2"/>
          <table:table-cell table:number-columns-repeated="3" table:style-name="ce22"/>
          <table:table-cell table:number-columns-repeated="16379"/>
        </table:table-row>
        <table:table-row table:number-rows-repeated="1048535" table:style-name="ro2">
          <table:table-cell table:number-columns-repeated="16384"/>
        </table:table-row>
      </table:table>
      <table:table table:name="Timeoversikt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number-columns-repeated="16381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0">
            <text:p>Antall tid</text:p>
          </table:table-cell>
          <table:table-cell office:value-type="string" table:style-name="ce10">
            <text:p>Hva du skal føre opp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9">
            <text:p>15 min</text:p>
          </table:table-cell>
          <table:table-cell office:value-type="float" office:value="0.25" table:style-name="ce9">
            <text:p>0,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9">
            <text:p>30 min</text:p>
          </table:table-cell>
          <table:table-cell office:value-type="float" office:value="0.5" table:style-name="ce9">
            <text:p>0,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9">
            <text:p>45 min</text:p>
          </table:table-cell>
          <table:table-cell office:value-type="float" office:value="0.75" table:style-name="ce9">
            <text:p>0,7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9">
            <text:p>1 time</text:p>
          </table:table-cell>
          <table:table-cell office:value-type="float" office:value="1" table:style-name="ce9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9">
            <text:p>1 time og 15 min</text:p>
          </table:table-cell>
          <table:table-cell office:value-type="float" office:value="1.25" table:style-name="ce9">
            <text:p>1,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9">
            <text:p>1 time og 30 min</text:p>
          </table:table-cell>
          <table:table-cell office:value-type="float" office:value="1.5" table:style-name="ce9">
            <text:p>1,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9">
            <text:p>1 time og 45 min</text:p>
          </table:table-cell>
          <table:table-cell office:value-type="float" office:value="1.75" table:style-name="ce9">
            <text:p>1,7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9">
            <text:p>2 timer</text:p>
          </table:table-cell>
          <table:table-cell office:value-type="float" office:value="2" table:style-name="ce9">
            <text:p>2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Kun timer som blir benyttet til eget arbeid - eller samarbeid skal skrives opp.<text:s/>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Altså arbeidstimer utenom forelesninger eller felles møter.<text:s/></text:p>
          </table:table-cell>
          <table:table-cell table:number-columns-repeated="16382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09-04T11:52:29Z</meta:creation-date>
    <dc:date>2024-11-21T16:33:50Z</dc:date>
  </office:meta>
</office:document-meta>
</file>